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cm" svg:stroke-color="#006600" draw:marker-start="Arrow" draw:marker-start-width="0.2cm" draw:marker-end="" draw:marker-end-width="0.5cm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cm" svg:stroke-color="#006600" draw:marker-start="" draw:marker-start-width="0.5cm" draw:marker-end="Arrow" draw:marker-end-width="0.2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ed_20__28_var_29_" svg:stroke-width="0.05cm" svg:stroke-color="#666666" draw:marker-start-width="0.355cm" draw:marker-end-width="0.355cm" draw:fill="none" draw:textarea-horizontal-align="justify" draw:textarea-vertical-align="middle" draw:auto-grow-height="false" fo:min-height="2.126cm" fo:min-width="1.061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svg:stroke-color="#0066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6.5cm" fo:min-width="3.001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1cm" svg:stroke-color="#ff3333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666666" draw:marker-start-width="0.355cm" draw:marker-end-width="0.355cm" draw:fill="none" draw:textarea-vertical-align="middle" draw:auto-grow-height="false" fo:min-height="1.1cm" fo:min-width="1.1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22cm"/>
    </style:style>
    <style:style style:name="gr13" style:family="graphic" style:parent-style-name="standard">
      <style:graphic-properties svg:stroke-width="0.05cm" svg:stroke-color="#666666" draw:marker-start-width="0.355cm" draw:marker-end-width="0.355cm" draw:fill="none" draw:textarea-vertical-align="middle" draw:auto-grow-height="false" fo:min-height="1.6cm" fo:min-width="1.5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ctwithoutfill">
      <style:graphic-properties draw:stroke="dash" draw:stroke-dash="Dashed_20__28_var_29_"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T1" style:family="text">
      <style:text-properties style:font-name="Liberation Sans1" fo:font-size="14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4cm" svg:y1="4.7cm" svg:x2="6.3cm" svg:y2="4.2cm">
          <text:p/>
        </draw:line>
        <draw:line draw:style-name="gr2" draw:text-style-name="P1" draw:layer="layout" svg:x1="3.3cm" svg:y1="0.701cm" svg:x2="4.4cm" svg:y2="0.2cm">
          <text:p/>
        </draw:line>
        <draw:custom-shape draw:style-name="gr3" draw:text-style-name="P1" draw:layer="layout" svg:width="2.347cm" svg:height="3.5cm" svg:x="8.953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2.7cm" svg:x2="6.3cm" svg:y2="4.201cm">
          <text:p/>
        </draw:line>
        <draw:line draw:style-name="gr4" draw:text-style-name="P1" draw:layer="layout" svg:x1="3.3cm" svg:y1="0.7cm" svg:x2="6.3cm" svg:y2="4.2cm">
          <text:p/>
        </draw:line>
        <draw:line draw:style-name="gr4" draw:text-style-name="P1" draw:layer="layout" svg:x1="3.3cm" svg:y1="0.7cm" svg:x2="1.1cm" svg:y2="3.3cm">
          <text:p/>
        </draw:line>
        <draw:line draw:style-name="gr5" draw:text-style-name="P1" draw:layer="layout" svg:x1="10.2cm" svg:y1="4.2cm" svg:x2="12.2cm" svg:y2="3.1cm">
          <text:p/>
        </draw:line>
        <draw:line draw:style-name="gr6" draw:text-style-name="P1" draw:layer="layout" svg:x1="10.2cm" svg:y1="4.2cm" svg:x2="5.1cm" svg:y2="0.7cm">
          <text:p/>
        </draw:line>
        <draw:line draw:style-name="gr6" draw:text-style-name="P1" draw:layer="layout" svg:x1="1.1cm" svg:y1="3.3cm" svg:x2="5.1cm" svg:y2="0.7cm">
          <text:p/>
        </draw:line>
        <draw:custom-shape draw:style-name="gr7" draw:text-style-name="P1" draw:layer="layout" svg:width="3.5cm" svg:height="10.8cm" draw:transform="rotate (1.5707963267949) translate (0.5cm 4.2cm)">
          <text:p/>
          <draw:enhanced-geometry svg:viewBox="0 0 88 21600" draw:glue-points="44 ?f6 44 0 0 10800 44 21600 88 10800" draw:text-areas="0 ?f6 88 ?f3" draw:type="can" draw:modifiers="4567.57707619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0.1cm" svg:y1="3.3cm" svg:x2="2.6cm" svg:y2="3.3cm">
          <text:p/>
        </draw:line>
        <draw:custom-shape draw:style-name="gr9" draw:text-style-name="P2" draw:layer="layout" svg:width="0.2cm" svg:height="0.2cm" svg:x="1.026cm" svg:y="3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7cm" svg:y1="4.8cm" svg:x2="1.1cm" svg:y2="3.3cm">
          <text:p/>
        </draw:line>
        <draw:line draw:style-name="gr10" draw:text-style-name="P1" draw:layer="layout" svg:x1="1.1cm" svg:y1="3.3cm" svg:x2="0.2cm" svg:y2="4.8cm">
          <text:p/>
        </draw:line>
        <draw:custom-shape draw:style-name="gr11" draw:text-style-name="P1" draw:layer="layout" svg:width="1.7cm" svg:height="1.4cm" draw:transform="rotate (1.5707963267949) translate (0.2cm 4.3cm)">
          <text:p/>
          <draw:enhanced-geometry draw:glue-point-type="segments" draw:type="mso-spt100" draw:modifiers="-90 -142.7954127933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2" draw:text-style-name="P3" draw:layer="layout" svg:width="0.722cm" svg:height="0.806cm" svg:x="0.1cm" svg:y="3.298cm">
          <draw:text-box>
            <text:p><text:span text:style-name="T1">ε</text:span></text:p>
          </draw:text-box>
        </draw:frame>
        <draw:custom-shape draw:style-name="gr13" draw:text-style-name="P1" draw:layer="layout" svg:width="2.1cm" svg:height="1.9cm" draw:transform="rotate (-1.5707963267949) translate (2.5cm 2.1cm)">
          <text:p/>
          <draw:enhanced-geometry draw:glue-point-type="segments" draw:type="mso-spt100" draw:modifiers="-90 -120.4921334971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3" draw:layer="layout" svg:width="0.986cm" svg:height="1.673cm" svg:x="1.814cm" svg:y="2.527cm">
          <draw:text-box>
            <text:p><text:span text:style-name="T1">ε’</text:span></text:p>
          </draw:text-box>
        </draw:frame>
        <draw:custom-shape draw:style-name="gr13" draw:text-style-name="P1" draw:layer="layout" svg:width="2.1cm" svg:height="1.9cm" draw:transform="rotate (-2.14588231532703) translate (6.837cm 0.438cm)">
          <text:p/>
          <draw:enhanced-geometry draw:glue-point-type="segments" draw:type="mso-spt100" draw:modifiers="-90 -120.4921334971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3" draw:layer="layout" svg:width="0.986cm" svg:height="1.673cm" svg:x="5.8cm" svg:y="0.6cm">
          <draw:text-box>
            <text:p><text:span text:style-name="T1">ε’</text:span></text:p>
          </draw:text-box>
        </draw:frame>
        <draw:frame draw:style-name="gr14" draw:text-style-name="P5" draw:layer="layout" svg:width="2.403cm" svg:height="1.673cm" svg:x="6.7cm" svg:y="-0.1cm">
          <draw:text-box>
            <text:p text:style-name="P4">Mantel</text:p>
            <text:p text:style-name="P4">Kern</text:p>
          </draw:text-box>
        </draw:frame>
        <draw:custom-shape draw:style-name="gr13" draw:text-style-name="P1" draw:layer="layout" svg:width="2.1cm" svg:height="1.9cm" draw:transform="rotate (-2.14588231532703) translate (6.537cm 0.514cm)">
          <text:p/>
          <draw:enhanced-geometry draw:glue-point-type="segments" draw:type="mso-spt100" draw:modifiers="-35.4163521494578 -88.022842400741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5" draw:text-style-name="P1" draw:layer="layout" svg:x1="5.1cm" svg:y1="0.4cm" svg:x2="5.1cm" svg:y2="2.1cm">
          <text:p/>
        </draw:line>
        <draw:frame draw:style-name="gr14" draw:text-style-name="P3" draw:layer="layout" svg:width="0.986cm" svg:height="1.673cm" svg:x="5.1cm" svg:y="1cm">
          <draw:text-box>
            <text:p text:style-name="P6"><text:span text:style-name="T1">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21:17:27.390781410</meta:creation-date>
    <dc:date>2021-01-15T10:08:42.750357190</dc:date>
    <meta:editing-duration>PT13M22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